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</office:automatic-styles>
  <office:body>
    <office:text text:use-soft-page-breaks="true">
      <text:p text:style-name="P1">Technische test PHP</text:p>
      <text:p text:style-name="Standaard">Als je op team toevoegen/aanmaken<text:s/>klikt wordt die toegevoegd/aangemaakt.</text:p>
      <text:p text:style-name="Standaard">De opgeslagen uitslagen worden door gestuurd naar de C# applicatie.</text:p>
      <text:p text:style-name="Standaard">Als je op poule toevoegen/aanmaken klikt wordt die toegevoegd/aangemaakt.</text:p>
      <text:p text:style-name="Standaard">Er word gevraagd om gegevens in te vullen wanneer je een speler wilt toevoegen/aanmaken.</text:p>
      <text:p text:style-name="Standaard">Dit zijn de gegevens:</text:p>
      <text:list text:style-name="LFO1" text:continue-numbering="true">
        <text:list-item>
          <text:p text:style-name="P2">Studentennummer</text:p>
        </text:list-item>
        <text:list-item>
          <text:p text:style-name="P3">ID van het team</text:p>
        </text:list-item>
        <text:list-item>
          <text:p text:style-name="P4">Voor en achternaam</text:p>
        </text:list-item>
      </text:list>
      <text:p text:style-name="Standaard">In de webapp<text:s/>kun je de score invullen met behulp van de C#-app.</text:p>
      <text:p text:style-name="Standaard">Als je op schema toevoegen/aanmaken klikt wordt<text:s/>die toegevoegd/aangemaakt.</text:p>
      <text:p text:style-name="Standaard">De scores gaan niet lager dan 0 en niet hoger dan 100.</text:p>
      <text:p text:style-name="Standaard"/>
      <text:p text:style-name="Standaard"/>
      <text:p text:style-name="Standaard"/>
      <text:p text:style-name="Standaard"><text:s/></text:p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m Verheijen</meta:initial-creator>
    <dc:creator>Tim Verheijen</dc:creator>
    <meta:creation-date>2017-04-21T08:05:00Z</meta:creation-date>
    <dc:date>2017-05-01T13:17:00Z</dc:date>
    <meta:template xlink:href="Normal.dotm" xlink:type="simple"/>
    <meta:editing-cycles>6</meta:editing-cycles>
    <meta:editing-duration>PT12780S</meta:editing-duration>
    <meta:document-statistic meta:page-count="1" meta:paragraph-count="1" meta:word-count="92" meta:character-count="598" meta:row-count="4" meta:non-whitespace-character-count="507"/>
  </office:meta>
</office:document-meta>
</file>